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s text:c="1"/>
      <text:section text:style-name="Sect_letHead" text:name="Sect_letHead">
        <text:p text:style-name="letter_letHead_dicBody">A a<text:variable-set text:name="Left_Guideword_L" text:display="none" text:formula="ooow: anon" office:value-type="string" office:string-value="anon"/></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block_5f_p"><text:soft-page-break/><text:span text:style-name="headword_5f_entry_5f_letData_5f_dicBody">gëpin</text:span></text:p>
        <text:p text:style-name="entry_letData_dicBody"><text:span text:style-name="headword_entry_letData_dicBody">gëpin</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block_5f_p"><text:soft-page-break/><text:span text:style-name="headword_5f_entry_5f_letData_5f_dicBody">gujeng</text:span></text:p>
        <text:p text:style-name="entry_letData_dicBody"><text:span text:style-name="headword_entry_letData_dicBody">gujeng</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block_5f_p"><text:soft-page-break/><text:span text:style-name="headword_5f_entry_5f_letData_5f_dicBody">lööin</text:span></text:p>
        <text:p text:style-name="entry_letData_dicBody"><text:span text:style-name="headword_entry_letData_dicBody">lööin</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block_5f_p"><text:soft-page-break/><text:span text:style-name="headword_5f_entry_5f_letData_5f_dicBody">nema</text:span></text:p>
        <text:p text:style-name="entry_letData_dicBody"><text:span text:style-name="headword_entry_letData_dicBody">nema</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block_5f_p"><text:soft-page-break/><text:span text:style-name="headword_5f_entry_5f_letData_5f_dicBody">pepelin</text:span></text:p>
        <text:p text:style-name="entry_letData_dicBody"><text:span text:style-name="headword_entry_letData_dicBody">pepelin</text:span><text:span text:style-name="headword_.bzh"><text:variable-set text:name="Left_Guideword_L" text:display="none" text:formula="ooow: piv" office:value-type="string" office:string-value="piv"/></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block_5f_p"><text:soft-page-break/><text:span text:style-name="headword_5f_entry_5f_letData_5f_dicBody">piv</text:span></text:p>
        <text:p text:style-name="entry_letData_dicBody"><text:span text:style-name="headword_entry_letData_dicBody">piv</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block_5f_p"><text:soft-page-break/><text:span text:style-name="headword_5f_entry_5f_letData_5f_dicBody">rohin</text:span></text:p>
        <text:p text:style-name="entry_letData_dicBody"><text:span text:style-name="headword_entry_letData_dicBody">rohin</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block_5f_p"><text:soft-page-break/><text:span text:style-name="headword_5f_entry_5f_letData_5f_dicBody">röp</text:span></text:p>
        <text:p text:style-name="entry_letData_dicBody"><text:span text:style-name="headword_entry_letData_dicBody">röp</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block_5f_p"><text:soft-page-break/><text:span text:style-name="headword_5f_entry_5f_letData_5f_dicBody">rörin</text:span></text:p>
        <text:p text:style-name="entry_letData_dicBody"><text:span text:style-name="headword_entry_letData_dicBody">rörin</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block_5f_p"><text:soft-page-break/><text:span text:style-name="headword_5f_entry_5f_letData_5f_dicBody">sejonġ</text:span></text:p>
        <text:p text:style-name="entry_letData_dicBody"><text:span text:style-name="headword_entry_letData_dicBody">sejonġ</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block_5f_p"><text:soft-page-break/><text:span text:style-name="headword_5f_entry_5f_letData_5f_dicBody">tep</text:span></text:p>
        <text:p text:style-name="entry_letData_dicBody"><text:span text:style-name="headword_entry_letData_dicBody">tep</text:span><text:span text:style-name="headword_.bzh"><text:variable-set text:name="Left_Guideword_L" text:display="none" text:formula="ooow: to" office:value-type="string" office:string-value="to"/></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block_5f_p"><text:soft-page-break/><text:span text:style-name="headword_5f_entry_5f_letData_5f_dicBody">to</text:span></text:p>
        <text:p text:style-name="entry_letData_dicBody"><text:span text:style-name="headword_entry_letData_dicBody">t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block_5f_p"><text:soft-page-break/><text:span text:style-name="headword_5f_entry_5f_letData_5f_dicBody">veriik</text:span></text:p>
        <text:p text:style-name="entry_letData_dicBody"><text:span text:style-name="headword_entry_letData_dicBody">veriik</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block_5f_p"><text:soft-page-break/><text:span text:style-name="headword_5f_entry_5f_letData_5f_dicBody">vonġ poḳ</text:span></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1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5-21T10:01:52</meta:creation-date>
    <dc:creator>Trihus</dc:creator>
    <dc:date>2012-05-21T10:01:5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9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5\main"
Const IsPreview = "False"
Const RunMacroFirstTime = "True"
Const IsCoverImageInserted = "false"

'Changed On May-21-2012 for TD-2989(Export to PDF produces BASIC error)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